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25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00b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2.999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45cm" svg:height="18.4cm" svg:x="1.45cm" svg:y="1.15cm">
          <text:p/>
        </draw:rect>
        <draw:rect draw:style-name="gr2" draw:text-style-name="P1" draw:layer="layout" svg:width="5.15cm" svg:height="1.7cm" svg:x="1.45cm" svg:y="1.15cm">
          <text:p text:style-name="P1">C</text:p>
        </draw:rect>
        <draw:rect draw:style-name="gr2" draw:text-style-name="P1" draw:layer="layout" svg:width="5.15cm" svg:height="1.7cm" svg:x="6.55cm" svg:y="1.15cm">
          <text:p text:style-name="P1">A</text:p>
        </draw:rect>
        <draw:rect draw:style-name="gr2" draw:text-style-name="P1" draw:layer="layout" svg:width="5.15cm" svg:height="1.7cm" svg:x="11.65cm" svg:y="1.15cm">
          <text:p text:style-name="P1">R</text:p>
        </draw:rect>
        <draw:rect draw:style-name="gr2" draw:text-style-name="P1" draw:layer="layout" svg:width="5.15cm" svg:height="1.7cm" svg:x="16.75cm" svg:y="1.15cm">
          <text:p text:style-name="P1">P</text:p>
        </draw:rect>
        <draw:rect draw:style-name="gr2" draw:text-style-name="P1" draw:layer="layout" svg:width="10.2cm" svg:height="1.7cm" svg:x="1.45cm" svg:y="2.85cm">
          <text:p text:style-name="P1">Packet Number</text:p>
        </draw:rect>
        <draw:rect draw:style-name="gr2" draw:text-style-name="P1" draw:layer="layout" svg:width="10.2cm" svg:height="1.7cm" svg:x="11.65cm" svg:y="2.85cm">
          <text:p text:style-name="P1">Payload Length</text:p>
        </draw:rect>
        <draw:custom-shape draw:style-name="gr3" draw:text-style-name="P1" draw:layer="layout" svg:width="1.05cm" svg:height="3.35cm" svg:x="22.4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4.6cm" svg:height="1.6cm" svg:x="23.55cm" svg:y="2.35cm">
          <draw:text-box>
            <text:p>Car Packet</text:p>
          </draw:text-box>
        </draw:frame>
        <draw:rect draw:style-name="gr5" draw:text-style-name="P1" draw:layer="layout" svg:width="5.15cm" svg:height="1.7cm" svg:x="1.45cm" svg:y="4.65cm">
          <text:p text:style-name="P1">0x01</text:p>
        </draw:rect>
        <draw:rect draw:style-name="gr5" draw:text-style-name="P1" draw:layer="layout" svg:width="5.15cm" svg:height="1.7cm" svg:x="6.55cm" svg:y="4.65cm">
          <text:p text:style-name="P1">12</text:p>
        </draw:rect>
        <draw:rect draw:style-name="gr5" draw:text-style-name="P1" draw:layer="layout" svg:width="5.15cm" svg:height="1.7cm" svg:x="11.65cm" svg:y="4.65cm">
          <text:p text:style-name="P1">0</text:p>
        </draw:rect>
        <draw:rect draw:style-name="gr5" draw:text-style-name="P1" draw:layer="layout" svg:width="5.15cm" svg:height="1.7cm" svg:x="16.75cm" svg:y="4.65cm">
          <text:p text:style-name="P1">Flags</text:p>
        </draw:rect>
        <draw:custom-shape draw:style-name="gr3" draw:text-style-name="P1" draw:layer="layout" svg:width="1.05cm" svg:height="1.7cm" svg:x="22.4cm" svg:y="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5.15cm" svg:height="1.775cm" svg:x="23.55cm" svg:y="4.65cm">
          <draw:text-box>
            <text:p>Message Header</text:p>
          </draw:text-box>
        </draw:frame>
        <draw:rect draw:style-name="gr5" draw:text-style-name="P1" draw:layer="layout" svg:width="5.15cm" svg:height="1.7cm" svg:x="1.45cm" svg:y="6.45cm">
          <text:p text:style-name="P1">Firmw. Vers.</text:p>
        </draw:rect>
        <draw:rect draw:style-name="gr5" draw:text-style-name="P1" draw:layer="layout" svg:width="5.15cm" svg:height="1.7cm" svg:x="6.55cm" svg:y="6.45cm">
          <text:p text:style-name="P1">Comp. Vers.</text:p>
        </draw:rect>
        <draw:rect draw:style-name="gr5" draw:text-style-name="P1" draw:layer="layout" svg:width="5.15cm" svg:height="1.7cm" svg:x="11.65cm" svg:y="6.45cm">
          <text:p text:style-name="P1">Comp. Type</text:p>
        </draw:rect>
        <draw:rect draw:style-name="gr5" draw:text-style-name="P1" draw:layer="layout" svg:width="5.15cm" svg:height="1.7cm" svg:x="16.75cm" svg:y="6.45cm">
          <text:p text:style-name="P1">Comp. ID</text:p>
        </draw:rect>
        <draw:rect draw:style-name="gr5" draw:text-style-name="P1" draw:layer="layout" svg:width="5.15cm" svg:height="1.7cm" svg:x="1.45cm" svg:y="8.15cm">
          <text:p text:style-name="P1">Operation 1</text:p>
        </draw:rect>
        <draw:rect draw:style-name="gr5" draw:text-style-name="P1" draw:layer="layout" svg:width="5.15cm" svg:height="1.7cm" svg:x="6.55cm" svg:y="8.15cm">
          <text:p text:style-name="P1">Operation 2</text:p>
        </draw:rect>
        <draw:rect draw:style-name="gr5" draw:text-style-name="P1" draw:layer="layout" svg:width="5.15cm" svg:height="1.7cm" svg:x="11.65cm" svg:y="8.15cm">
          <text:p text:style-name="P1">Operation 3</text:p>
        </draw:rect>
        <draw:rect draw:style-name="gr5" draw:text-style-name="P1" draw:layer="layout" svg:width="5.15cm" svg:height="1.7cm" svg:x="16.75cm" svg:y="8.15cm">
          <text:p text:style-name="P1">Operation 4</text:p>
        </draw:rect>
        <draw:custom-shape draw:style-name="gr3" draw:text-style-name="P1" draw:layer="layout" svg:width="1.05cm" svg:height="3.208cm" svg:x="22.4cm" svg:y="6.5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.15cm" svg:height="3.349cm" svg:x="23.55cm" svg:y="7.251cm">
          <draw:text-box>
            <text:p>Welcome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2-03T00:43:40.06</dc:date>
    <dc:creator>Florian Hisch</dc:creator>
    <meta:editing-duration>PT8M57S</meta:editing-duration>
    <meta:editing-cycles>2</meta:editing-cycles>
    <meta:generator>OpenOffice.org/3.3$Win32 OpenOffice.org_project/330m20$Build-9567</meta:generator>
    <meta:document-statistic meta:object-count="25"/>
  </office:meta>
</office:document-meta>
</file>